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Pictures/2000000F000008D3000001ACA5169FA81D66A2A6.svm" manifest:media-type=""/>
  <manifest:file-entry manifest:full-path="Object 1/Pictures/2000000F000008D3000001AC3D524C9C486AA4DE.svm" manifest:media-type=""/>
  <manifest:file-entry manifest:full-path="Object 1/Pictures/2000000F000008D3000001AC744E4788A6A47B43.svm" manifest:media-type=""/>
  <manifest:file-entry manifest:full-path="Object 1/Pictures/2000000F000008D3000001AC203604DD2F0A16D8.svm"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1B2000001F44D841F9917D2E4AE.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3" style:family="paragraph" style:parent-style-name="Standard" style:list-style-name="L1">
      <style:paragraph-properties fo:text-align="start" style:justify-single-word="false"/>
      <style:text-properties style:font-name="Liberation Serif" fo:font-size="11pt" style:font-size-asian="11pt" style:font-size-complex="11pt"/>
    </style:style>
    <style:style style:name="P4"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5" style:family="paragraph" style:parent-style-name="Standard" style:list-style-name="L1">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Liberation Serif" fo:font-size="11pt" fo:font-weight="normal" officeooo:rsid="000127cf" officeooo:paragraph-rsid="000127cf" style:font-size-asian="11pt" style:font-weight-asian="normal" style:font-size-complex="11pt" style:font-weight-complex="normal"/>
    </style:style>
    <style:style style:name="P7" style:family="paragraph" style:parent-style-name="Standard" style:list-style-name="L1">
      <style:paragraph-properties fo:text-align="start" style:justify-single-word="false"/>
      <style:text-properties style:font-name="Liberation Serif" fo:font-size="11pt" fo:font-weight="normal" officeooo:rsid="0003d865" officeooo:paragraph-rsid="0003d865"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beration Serif" fo:font-size="11pt" fo:font-weight="normal" officeooo:rsid="0003d865" officeooo:paragraph-rsid="0003d865"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style:font-name="Liberation Serif" fo:font-size="11pt" fo:font-weight="normal" officeooo:rsid="0003e1fc" officeooo:paragraph-rsid="0003e1fc"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erif" fo:font-size="11pt" fo:font-weight="normal" officeooo:rsid="0003e1fc" officeooo:paragraph-rsid="0003e1fc" style:font-size-asian="11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Liberation Serif" fo:font-size="11pt" fo:font-weight="normal" officeooo:rsid="0004fe5f" officeooo:paragraph-rsid="0004fe5f" style:font-size-asian="11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style:font-name="Liberation Serif" fo:font-size="11pt" fo:font-weight="normal" officeooo:rsid="000812d1" officeooo:paragraph-rsid="000812d1" style:font-size-asian="11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Liberation Serif" fo:font-size="11pt" fo:font-weight="normal" officeooo:rsid="00094aa8" officeooo:paragraph-rsid="00094aa8"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Serif" fo:font-size="11pt" fo:font-weight="normal" officeooo:rsid="00094aa8" officeooo:paragraph-rsid="00094aa8" style:font-size-asian="11pt" style:font-weight-asian="normal" style:font-size-complex="11pt" style:font-weight-complex="normal"/>
    </style:style>
    <style:style style:name="P15" style:family="paragraph" style:parent-style-name="Standard" style:list-style-name="L1">
      <style:paragraph-properties fo:text-align="start" style:justify-single-word="false"/>
      <style:text-properties style:font-name="Liberation Serif" fo:font-size="11pt" fo:font-weight="normal" officeooo:rsid="000a03ef" officeooo:paragraph-rsid="000a03ef" style:font-size-asian="11pt" style:font-weight-asian="normal" style:font-size-complex="11pt" style:font-weight-complex="normal"/>
    </style:style>
    <style:style style:name="P16" style:family="paragraph" style:parent-style-name="Standard" style:list-style-name="L1">
      <style:paragraph-properties fo:text-align="start" style:justify-single-word="false"/>
      <style:text-properties style:font-name="Liberation Serif" fo:font-size="11pt" fo:font-weight="normal" officeooo:rsid="000cdc96" officeooo:paragraph-rsid="000cdc96" style:font-size-asian="11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style:font-name="Liberation Serif" fo:font-size="11pt" fo:font-weight="normal" officeooo:rsid="000d74cc" officeooo:paragraph-rsid="000d74cc" style:font-size-asian="11pt" style:font-weight-asian="normal" style:font-size-complex="11pt" style:font-weight-complex="normal"/>
    </style:style>
    <style:style style:name="P18" style:family="paragraph" style:parent-style-name="Standard" style:list-style-name="L1">
      <style:paragraph-properties fo:text-align="start" style:justify-single-word="false"/>
      <style:text-properties style:font-name="Liberation Serif" fo:font-size="11pt" fo:font-weight="normal" officeooo:rsid="0012b5f0" officeooo:paragraph-rsid="0012b5f0" style:font-size-asian="11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Liberation Serif" fo:font-size="11pt" fo:font-weight="normal" officeooo:rsid="0012b5f0" officeooo:paragraph-rsid="001479ac"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Serif" fo:font-size="11pt" fo:font-weight="normal" officeooo:rsid="0012b5f0" officeooo:paragraph-rsid="001479ac" style:font-size-asian="11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Liberation Serif" fo:font-size="11pt" fo:font-weight="normal" officeooo:rsid="001479ac" officeooo:paragraph-rsid="001479ac"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Liberation Serif" fo:font-size="11pt" fo:font-weight="normal" officeooo:rsid="001479ac" officeooo:paragraph-rsid="001479ac"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style:font-name="Liberation Serif1" fo:font-weight="normal" style:font-weight-asian="normal" style:font-weight-complex="normal"/>
    </style:style>
    <style:style style:name="T3" style:family="text">
      <style:text-properties style:text-position="sub 58%" fo:font-weight="normal" style:font-weight-asian="normal" style:font-weight-complex="normal"/>
    </style:style>
    <style:style style:name="T4" style:family="text">
      <style:text-properties style:font-name="Liberation Serif1"/>
    </style:style>
    <style:style style:name="T5" style:family="text">
      <style:text-properties officeooo:rsid="00094aa8"/>
    </style:style>
    <style:style style:name="T6" style:family="text">
      <style:text-properties officeooo:rsid="000dbb48"/>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479ac" style:font-style-asian="normal" style:font-style-complex="normal"/>
    </style:style>
    <style:style style:name="T10" style:family="text">
      <style:text-properties officeooo:rsid="001479ac"/>
    </style:style>
    <style:style style:name="T11" style:family="text">
      <style:text-properties officeooo:rsid="001661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rmodynamics Quiz 1: </text:p>
      <text:p text:style-name="P6"/>
      <text:list xml:id="list1491373479145729089" text:style-name="L1">
        <text:list-item>
          <text:p text:style-name="P3"><text:span text:style-name="T1">The specific heat of Aluminum is approximately twice the specific heat of iron. <text:s/>Two cups have an identical amount of water in them at the same temperature. <text:s/>A small ball of aluminum and a small ball of iron, both of the same mass, are heated to a temperature of 90</text:span><text:span text:style-name="T2">°</text:span><text:span text:style-name="T1">C. <text:s/>The balls are then dropped into the cups of water, one in each cup. <text:s/>30 seconds after the balls are dropped, the temperature of the water will be greater in which cup?</text:span></text:p>
          <text:list>
            <text:list-item>
              <text:p text:style-name="P5">The cup with the aluminum ball.</text:p>
            </text:list-item>
            <text:list-item>
              <text:p text:style-name="P5">The cup with the steel ball.</text:p>
            </text:list-item>
            <text:list-item>
              <text:p text:style-name="P5">Both cups of water will be at the same temperature.</text:p>
            </text:list-item>
            <text:list-item>
              <text:p text:style-name="P5">It is impossible to tell without knowing the initial temperature of the water.</text:p>
            </text:list-item>
            <text:list-item>
              <text:p text:style-name="P5">It is impossible to tell without knowing the mass of the water in each cup.</text:p>
            </text:list-item>
          </text:list>
        </text:list-item>
      </text:list>
      <text:p text:style-name="P2"/>
      <text:list xml:id="list74656584284808" text:continue-numbering="true" text:style-name="L1">
        <text:list-item>
          <text:p text:style-name="P5">Suppose you are cooking spaghetti for dinner, and the instructions say “boil pasta in water for 10 minutes.” To cook spaghetti in an open pot with the least amount of energy, <text:s/>what should you do?</text:p>
          <text:list>
            <text:list-item>
              <text:p text:style-name="P5">Turn up the burner to its fullest so the water vigorously boils.</text:p>
            </text:list-item>
            <text:list-item>
              <text:p text:style-name="P5">Turn down the burner so the water barely boils.</text:p>
            </text:list-item>
            <text:list-item>
              <text:p text:style-name="P5">Add salt to the water, which increases the boiling point of the water.</text:p>
            </text:list-item>
            <text:list-item>
              <text:p text:style-name="P5">Ensure there is maximum ventilation above the pot of water.</text:p>
            </text:list-item>
            <text:list-item>
              <text:p text:style-name="P5">Add a layer of olive oil to the pasta water, which will increase the pressure on the water.</text:p>
            </text:list-item>
          </text:list>
        </text:list-item>
      </text:list>
      <text:p text:style-name="P2"/>
      <text:list xml:id="list74657756023260" text:continue-numbering="true" text:style-name="L1">
        <text:list-item>
          <text:p text:style-name="P7">“Heat” is best described as a type of - </text:p>
          <text:list>
            <text:list-item>
              <text:p text:style-name="P7">Temperature</text:p>
            </text:list-item>
            <text:list-item>
              <text:p text:style-name="P7">Energy</text:p>
            </text:list-item>
            <text:list-item>
              <text:p text:style-name="P7">Force</text:p>
            </text:list-item>
            <text:list-item>
              <text:p text:style-name="P7">Momentum</text:p>
            </text:list-item>
          </text:list>
        </text:list-item>
      </text:list>
      <text:p text:style-name="P8"/>
      <text:list xml:id="list74656312285812" text:continue-numbering="true" text:style-name="L1">
        <text:list-item>
          <text:p text:style-name="P9">A wooden block and a metal block of the same mass have been in a temperature-controlled room for a long time. <text:s/>A small piece of ice is placed on a wooden block. <text:s/>At the same time, an identical piece of ice is placed on the metal block. <text:s/>Which piece of ice melts first and why?</text:p>
          <text:list>
            <text:list-item>
              <text:p text:style-name="P9">The ice on the wooden block melts first because the wood is warmer.</text:p>
            </text:list-item>
            <text:list-item>
              <text:p text:style-name="P9">The ice on the metal block melts first because metal is a better conductor of heat than wood.</text:p>
            </text:list-item>
            <text:list-item>
              <text:p text:style-name="P11">The ice on the metal block melts first due to the thermal radiation of the metal.</text:p>
            </text:list-item>
            <text:list-item>
              <text:p text:style-name="P9">Both pieces of ice melt in the same amount of time because the blocks are in thermal equilibrium.</text:p>
            </text:list-item>
          </text:list>
        </text:list-item>
      </text:list>
      <text:p text:style-name="P10"/>
      <text:list xml:id="list74657223876911" text:continue-numbering="true" text:style-name="L1">
        <text:list-item>
          <text:p text:style-name="P12">Citrus trees can be damaged by freezing temperatures. <text:s/>When the temperature is forecast to drop below freezing, many citrus growers spray their trees with water that is very nearly at 0<text:span text:style-name="T4">°</text:span>C. <text:s/><text:span text:style-name="T5">This helps to keep the trees from being damaged because - </text:span></text:p>
          <text:list>
            <text:list-item>
              <text:p text:style-name="P13">The water forms a barrier, keeping the wind from freezing the tree.</text:p>
            </text:list-item>
            <text:list-item>
              <text:p text:style-name="P13">The process of freezing releases heat into the tree.</text:p>
            </text:list-item>
            <text:list-item>
              <text:p text:style-name="P13">Increasing the humidity of the air decreases the freezing point of water.</text:p>
            </text:list-item>
            <text:list-item>
              <text:p text:style-name="P13">Water cannot freeze when it is flowing.</text:p>
            </text:list-item>
          </text:list>
        </text:list-item>
      </text:list>
      <text:p text:style-name="P14"/>
      <text:list xml:id="list74657582907500" text:continue-numbering="true" text:style-name="L1">
        <text:list-item>
          <text:p text:style-name="P15"><text:span text:style-name="T6">M</text:span>any people recommend using thick curtains on your windows during the winter. <text:s/>How do thick curtains help to maintain the temperature of a home?</text:p>
          <text:list>
            <text:list-item>
              <text:p text:style-name="P15">Thick curtains keep the outside cold from being conducted through the windows.</text:p>
            </text:list-item>
            <text:list-item>
              <text:p text:style-name="P15">Thick curtains decrease convection near the windows, reducing losses of heat to the outside.</text:p>
            </text:list-item>
            <text:list-item>
              <text:p text:style-name="P16">Thick curtains reflect radiation from the sun, keeping the temperature warmer.</text:p>
            </text:list-item>
            <text:list-item>
              <text:p text:style-name="P17">There is no reason to use thick curtains, as curtains are merely decorative. </text:p>
            </text:list-item>
          </text:list>
        </text:list-item>
      </text:list>
      <text:p text:style-name="P2"><text:soft-page-break/></text:p>
      <text:p text:style-name="P1">Questions <text:span text:style-name="T10">7</text:span>-<text:span text:style-name="T10">8</text:span> refer to the following graph</text:p>
      <text:p text:style-name="P2"><draw:frame draw:style-name="fr2" draw:name="Object1" text:anchor-type="paragraph" svg:width="6.2984in" svg:height="3.5429in" draw:z-index="2"><draw:object xlink:href="./Object 1" xlink:type="simple" xlink:show="embed" xlink:actuate="onLoad"/><draw:image xlink:href="./ObjectReplacements/Object 1" xlink:type="simple" xlink:show="embed" xlink:actuate="onLoad"/></draw:frame></text:p>
      <text:list xml:id="list74658086271984" text:continue-numbering="true" text:style-name="L1">
        <text:list-item>
          <text:p text:style-name="P3"><text:span text:style-name="T1">A 1kg sample of H</text:span><text:span text:style-name="T3">2</text:span><text:span text:style-name="T1">O is placed in a 1000 W microwave. <text:s/>What is the best explanation for segment D of the above graph?</text:span></text:p>
          <text:list>
            <text:list-item>
              <text:p text:style-name="P5">Ice is melting, absorbing energy from the microwave as the latent heat of fusion.</text:p>
            </text:list-item>
            <text:list-item>
              <text:p text:style-name="P5">Water is freezing, releasing energy into the microwave as the latent heat of fusion.</text:p>
            </text:list-item>
            <text:list-item>
              <text:p text:style-name="P5">Water is boiling, absorbing energy as the latent heat of <text:span text:style-name="T11">vaporization.</text:span></text:p>
            </text:list-item>
            <text:list-item>
              <text:p text:style-name="P5">Steam is condensing, releasing energy as the latent heat of vaporization.</text:p>
            </text:list-item>
            <text:list-item>
              <text:p text:style-name="P5">The temperature of the water is increasing as it absorbs energy according to its specific heat.</text:p>
            </text:list-item>
          </text:list>
        </text:list-item>
      </text:list>
      <text:p text:style-name="P2"/>
      <text:list xml:id="list74656840413708" text:continue-numbering="true" text:style-name="L1">
        <text:list-item>
          <text:p text:style-name="P3"><text:span text:style-name="T1">In which segment of the graph is the H</text:span><text:span text:style-name="T3">2</text:span><text:span text:style-name="T1">O in its liquid state?</text:span></text:p>
          <text:list>
            <text:list-item>
              <text:p text:style-name="P5">A</text:p>
            </text:list-item>
            <text:list-item>
              <text:p text:style-name="P5">B</text:p>
            </text:list-item>
            <text:list-item>
              <text:p text:style-name="P5">C</text:p>
            </text:list-item>
            <text:list-item>
              <text:p text:style-name="P5">D</text:p>
            </text:list-item>
            <text:list-item>
              <text:p text:style-name="P5">It cannot be determined</text:p>
            </text:list-item>
          </text:list>
        </text:list-item>
      </text:list>
      <text:p text:style-name="P2"/>
      <text:p text:style-name="P22">MULTIPLE CORRECT - CHOOSE TWO!</text:p>
      <text:p text:style-name="P22"/>
      <text:list xml:id="list74657732239478" text:continue-numbering="true" text:style-name="L1">
        <text:list-item>
          <text:p text:style-name="P19">In <text:span text:style-name="T7">Star Trek</text:span><text:span text:style-name="T8"> a “phaser” (an energy beam-weapon) is used to melt a metal door. <text:s/>Which of the following would you need to determine the amount of energy used to melt the door? </text:span><text:span text:style-name="T9">(CHOOSE TWO!)</text:span></text:p>
          <text:list>
            <text:list-item>
              <text:p text:style-name="P19"><text:span text:style-name="T8">The specific heat of the metal.</text:span></text:p>
            </text:list-item>
            <text:list-item>
              <text:p text:style-name="P19"><text:span text:style-name="T8">The latent heat of fusion of the door.</text:span></text:p>
            </text:list-item>
            <text:list-item>
              <text:p text:style-name="P19"><text:span text:style-name="T8">The latent heat of vaporization of the door. </text:span></text:p>
            </text:list-item>
            <text:list-item>
              <text:p text:style-name="P21"><text:span text:style-name="T8">The mass of the door. </text:span></text:p>
            </text:list-item>
          </text:list>
        </text:list-item>
      </text:list>
      <text:p text:style-name="P2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1"><draw:image xlink:href="Pictures/10000000000001B2000001F44D841F9917D2E4AE.jpg" xlink:type="simple" xlink:show="embed" xlink:actuate="onLoad"/></draw:frame> <text:s text:c="11"/>Name: <text:tab/><text:tab/><text:date style:data-style-name="N37" text:date-value="2017-10-02T07:46:56.039437777" text:date-adjust="PT24H00M00S">10/03/17</text:date></text:p>
      </style:header>
      <style:footer>
        <text:p text:style-name="Footer">3rd Nine Weeks<text:tab/><text:page-number text:select-page="current">2</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06:53:00</meta:creation-date>
    <meta:editing-duration>PT6H53M55S</meta:editing-duration>
    <meta:editing-cycles>180</meta:editing-cycles>
    <meta:generator>LibreOffice/5.2.7.2$Linux_X86_64 LibreOffice_project/20$Build-2</meta:generator>
    <meta:initial-creator>Jonas Williamson</meta:initial-creator>
    <dc:date>2017-10-02T07:46:55.986672817</dc:date>
    <meta:print-date>2017-10-02T07:46:52.087460534</meta:print-date>
    <meta:document-statistic meta:table-count="0" meta:image-count="1" meta:object-count="1" meta:page-count="2" meta:paragraph-count="54" meta:word-count="761" meta:character-count="4028" meta:non-whitespace-character-count="33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false" chart:maximum="1000" chart:reverse-direction="false" text:line-break="false" loext:try-staggering-first="true" chart:link-data-style-to-source="fals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250" chart:reverse-direction="false" text:line-break="false" loext:try-staggering-first="true" chart:link-data-style-to-source="fals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5.998cm" svg:height="8.999cm" xlink:href="." xlink:type="simple" chart:class="chart:scatter" chart:style-name="ch1">
        <chart:plot-area chart:style-name="ch2" chart:data-source-has-labels="both" svg:x="1.33cm" svg:y="0.854cm" svg:width="14.026cm" svg:height="6.983cm">
          <chartooo:coordinate-region svg:x="2.137cm" svg:y="1.053cm" svg:width="12.848cm" svg:height="6.137cm"/>
          <chart:axis chart:dimension="x" chart:name="primary-x" chart:style-name="ch3" chartooo:axis-type="auto">
            <chart:title svg:x="7.717cm" svg:y="8.016cm" chart:style-name="ch4">
              <text:p>Time (s)</text:p>
            </chart:title>
            <chart:categories table:cell-range-address="local-table.$A$2:.$A$51"/>
          </chart:axis>
          <chart:axis chart:dimension="y" chart:name="primary-y" chart:style-name="ch5">
            <chart:title svg:x="0.451cm" svg:y="5.553cm" chart:style-name="ch6">
              <text:p>Temperature (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draw:frame draw:style-name="gr1" draw:text-style-name="P1" svg:width="2.257cm" svg:height="0.427cm" svg:x="2.53cm" svg:y="6.511cm">
          <draw:image xlink:href="Pictures/2000000F000008D3000001AC203604DD2F0A16D8.svm" xlink:type="simple" xlink:show="embed" xlink:actuate="onLoad">
            <text:p/>
          </draw:image>
        </draw:frame>
        <draw:frame draw:style-name="gr1" draw:text-style-name="P1" svg:width="2.257cm" svg:height="0.427cm" svg:x="4.423cm" svg:y="5.796cm">
          <draw:image xlink:href="Pictures/2000000F000008D3000001AC3D524C9C486AA4DE.svm" xlink:type="simple" xlink:show="embed" xlink:actuate="onLoad">
            <text:p/>
          </draw:image>
        </draw:frame>
        <draw:frame draw:style-name="gr1" draw:text-style-name="P1" svg:width="2.257cm" svg:height="0.427cm" svg:x="8.902cm" svg:y="3.996cm">
          <draw:image xlink:href="Pictures/2000000F000008D3000001AC744E4788A6A47B43.svm" xlink:type="simple" xlink:show="embed" xlink:actuate="onLoad">
            <text:p/>
          </draw:image>
        </draw:frame>
        <draw:frame draw:style-name="gr1" draw:text-style-name="P1" svg:width="2.257cm" svg:height="0.427cm" svg:x="13.493cm" svg:y="1.369cm">
          <draw:image xlink:href="Pictures/2000000F000008D3000001ACA5169FA81D66A2A6.svm" xlink:type="simple" xlink:show="embed" xlink:actuate="onLoad">
            <text:p/>
          </draw:image>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text:p>
              </table:table-cell>
            </table:table-row>
          </table:table-header-rows>
          <table:table-rows>
            <table:table-row>
              <table:table-cell office:value-type="string">
                <text:p>1</text:p>
              </table:table-cell>
              <table:table-cell office:value-type="float" office:value="0">
                <text:p>0</text:p>
              </table:table-cell>
              <table:table-cell office:value-type="float" office:value="250">
                <text:p>250</text:p>
              </table:table-cell>
            </table:table-row>
            <table:table-row>
              <table:table-cell office:value-type="string">
                <text:p>2</text:p>
              </table:table-cell>
              <table:table-cell office:value-type="float" office:value="10">
                <text:p>10</text:p>
              </table:table-cell>
              <table:table-cell office:value-type="float" office:value="254.975124378109">
                <text:p>254.975124378109</text:p>
              </table:table-cell>
            </table:table-row>
            <table:table-row>
              <table:table-cell office:value-type="string">
                <text:p>3</text:p>
              </table:table-cell>
              <table:table-cell office:value-type="float" office:value="20">
                <text:p>20</text:p>
              </table:table-cell>
              <table:table-cell office:value-type="float" office:value="259.950248756219">
                <text:p>259.950248756219</text:p>
              </table:table-cell>
            </table:table-row>
            <table:table-row>
              <table:table-cell office:value-type="string">
                <text:p>4</text:p>
              </table:table-cell>
              <table:table-cell office:value-type="float" office:value="30">
                <text:p>30</text:p>
              </table:table-cell>
              <table:table-cell office:value-type="float" office:value="264.925373134328">
                <text:p>264.925373134328</text:p>
              </table:table-cell>
            </table:table-row>
            <table:table-row>
              <table:table-cell office:value-type="string">
                <text:p>5</text:p>
              </table:table-cell>
              <table:table-cell office:value-type="float" office:value="40">
                <text:p>40</text:p>
              </table:table-cell>
              <table:table-cell office:value-type="float" office:value="269.900497512438">
                <text:p>269.900497512438</text:p>
              </table:table-cell>
            </table:table-row>
            <table:table-row>
              <table:table-cell office:value-type="string">
                <text:p>6</text:p>
              </table:table-cell>
              <table:table-cell office:value-type="float" office:value="46.23">
                <text:p>46.23</text:p>
              </table:table-cell>
              <table:table-cell office:value-type="float" office:value="273">
                <text:p>273</text:p>
              </table:table-cell>
            </table:table-row>
            <table:table-row>
              <table:table-cell office:value-type="string">
                <text:p>7</text:p>
              </table:table-cell>
              <table:table-cell office:value-type="float" office:value="380.23">
                <text:p>380.23</text:p>
              </table:table-cell>
              <table:table-cell office:value-type="float" office:value="273">
                <text:p>273</text:p>
              </table:table-cell>
            </table:table-row>
            <table:table-row>
              <table:table-cell office:value-type="string">
                <text:p>8</text:p>
              </table:table-cell>
              <table:table-cell office:value-type="float" office:value="390.23">
                <text:p>390.23</text:p>
              </table:table-cell>
              <table:table-cell office:value-type="float" office:value="275.392344497608">
                <text:p>275.392344497608</text:p>
              </table:table-cell>
            </table:table-row>
            <table:table-row>
              <table:table-cell office:value-type="string">
                <text:p>9</text:p>
              </table:table-cell>
              <table:table-cell office:value-type="float" office:value="400.23">
                <text:p>400.23</text:p>
              </table:table-cell>
              <table:table-cell office:value-type="float" office:value="277.784688995215">
                <text:p>277.784688995215</text:p>
              </table:table-cell>
            </table:table-row>
            <table:table-row>
              <table:table-cell office:value-type="string">
                <text:p>10</text:p>
              </table:table-cell>
              <table:table-cell office:value-type="float" office:value="410.23">
                <text:p>410.23</text:p>
              </table:table-cell>
              <table:table-cell office:value-type="float" office:value="280.177033492823">
                <text:p>280.177033492823</text:p>
              </table:table-cell>
            </table:table-row>
            <table:table-row>
              <table:table-cell office:value-type="string">
                <text:p>11</text:p>
              </table:table-cell>
              <table:table-cell office:value-type="float" office:value="420.23">
                <text:p>420.23</text:p>
              </table:table-cell>
              <table:table-cell office:value-type="float" office:value="282.569377990431">
                <text:p>282.569377990431</text:p>
              </table:table-cell>
            </table:table-row>
            <table:table-row>
              <table:table-cell office:value-type="string">
                <text:p>12</text:p>
              </table:table-cell>
              <table:table-cell office:value-type="float" office:value="430.23">
                <text:p>430.23</text:p>
              </table:table-cell>
              <table:table-cell office:value-type="float" office:value="284.961722488038">
                <text:p>284.961722488038</text:p>
              </table:table-cell>
            </table:table-row>
            <table:table-row>
              <table:table-cell office:value-type="string">
                <text:p>13</text:p>
              </table:table-cell>
              <table:table-cell office:value-type="float" office:value="440.23">
                <text:p>440.23</text:p>
              </table:table-cell>
              <table:table-cell office:value-type="float" office:value="287.354066985646">
                <text:p>287.354066985646</text:p>
              </table:table-cell>
            </table:table-row>
            <table:table-row>
              <table:table-cell office:value-type="string">
                <text:p>14</text:p>
              </table:table-cell>
              <table:table-cell office:value-type="float" office:value="450.23">
                <text:p>450.23</text:p>
              </table:table-cell>
              <table:table-cell office:value-type="float" office:value="289.746411483254">
                <text:p>289.746411483254</text:p>
              </table:table-cell>
            </table:table-row>
            <table:table-row>
              <table:table-cell office:value-type="string">
                <text:p>15</text:p>
              </table:table-cell>
              <table:table-cell office:value-type="float" office:value="460.23">
                <text:p>460.23</text:p>
              </table:table-cell>
              <table:table-cell office:value-type="float" office:value="292.138755980861">
                <text:p>292.138755980861</text:p>
              </table:table-cell>
            </table:table-row>
            <table:table-row>
              <table:table-cell office:value-type="string">
                <text:p>16</text:p>
              </table:table-cell>
              <table:table-cell office:value-type="float" office:value="470.23">
                <text:p>470.23</text:p>
              </table:table-cell>
              <table:table-cell office:value-type="float" office:value="294.531100478469">
                <text:p>294.531100478469</text:p>
              </table:table-cell>
            </table:table-row>
            <table:table-row>
              <table:table-cell office:value-type="string">
                <text:p>17</text:p>
              </table:table-cell>
              <table:table-cell office:value-type="float" office:value="480.23">
                <text:p>480.23</text:p>
              </table:table-cell>
              <table:table-cell office:value-type="float" office:value="296.923444976077">
                <text:p>296.923444976077</text:p>
              </table:table-cell>
            </table:table-row>
            <table:table-row>
              <table:table-cell office:value-type="string">
                <text:p>18</text:p>
              </table:table-cell>
              <table:table-cell office:value-type="float" office:value="490.23">
                <text:p>490.23</text:p>
              </table:table-cell>
              <table:table-cell office:value-type="float" office:value="299.315789473684">
                <text:p>299.315789473684</text:p>
              </table:table-cell>
            </table:table-row>
            <table:table-row>
              <table:table-cell office:value-type="string">
                <text:p>19</text:p>
              </table:table-cell>
              <table:table-cell office:value-type="float" office:value="500.23">
                <text:p>500.23</text:p>
              </table:table-cell>
              <table:table-cell office:value-type="float" office:value="301.708133971292">
                <text:p>301.708133971292</text:p>
              </table:table-cell>
            </table:table-row>
            <table:table-row>
              <table:table-cell office:value-type="string">
                <text:p>20</text:p>
              </table:table-cell>
              <table:table-cell office:value-type="float" office:value="510.23">
                <text:p>510.23</text:p>
              </table:table-cell>
              <table:table-cell office:value-type="float" office:value="304.1004784689">
                <text:p>304.1004784689</text:p>
              </table:table-cell>
            </table:table-row>
            <table:table-row>
              <table:table-cell office:value-type="string">
                <text:p>21</text:p>
              </table:table-cell>
              <table:table-cell office:value-type="float" office:value="520.23">
                <text:p>520.23</text:p>
              </table:table-cell>
              <table:table-cell office:value-type="float" office:value="306.492822966507">
                <text:p>306.492822966507</text:p>
              </table:table-cell>
            </table:table-row>
            <table:table-row>
              <table:table-cell office:value-type="string">
                <text:p>22</text:p>
              </table:table-cell>
              <table:table-cell office:value-type="float" office:value="530.23">
                <text:p>530.23</text:p>
              </table:table-cell>
              <table:table-cell office:value-type="float" office:value="308.885167464115">
                <text:p>308.885167464115</text:p>
              </table:table-cell>
            </table:table-row>
            <table:table-row>
              <table:table-cell office:value-type="string">
                <text:p>23</text:p>
              </table:table-cell>
              <table:table-cell office:value-type="float" office:value="540.23">
                <text:p>540.23</text:p>
              </table:table-cell>
              <table:table-cell office:value-type="float" office:value="311.277511961723">
                <text:p>311.277511961723</text:p>
              </table:table-cell>
            </table:table-row>
            <table:table-row>
              <table:table-cell office:value-type="string">
                <text:p>24</text:p>
              </table:table-cell>
              <table:table-cell office:value-type="float" office:value="550.23">
                <text:p>550.23</text:p>
              </table:table-cell>
              <table:table-cell office:value-type="float" office:value="313.66985645933">
                <text:p>313.66985645933</text:p>
              </table:table-cell>
            </table:table-row>
            <table:table-row>
              <table:table-cell office:value-type="string">
                <text:p>25</text:p>
              </table:table-cell>
              <table:table-cell office:value-type="float" office:value="560.23">
                <text:p>560.23</text:p>
              </table:table-cell>
              <table:table-cell office:value-type="float" office:value="316.062200956938">
                <text:p>316.062200956938</text:p>
              </table:table-cell>
            </table:table-row>
            <table:table-row>
              <table:table-cell office:value-type="string">
                <text:p>26</text:p>
              </table:table-cell>
              <table:table-cell office:value-type="float" office:value="570.23">
                <text:p>570.23</text:p>
              </table:table-cell>
              <table:table-cell office:value-type="float" office:value="318.454545454546">
                <text:p>318.454545454546</text:p>
              </table:table-cell>
            </table:table-row>
            <table:table-row>
              <table:table-cell office:value-type="string">
                <text:p>27</text:p>
              </table:table-cell>
              <table:table-cell office:value-type="float" office:value="580.23">
                <text:p>580.23</text:p>
              </table:table-cell>
              <table:table-cell office:value-type="float" office:value="320.846889952153">
                <text:p>320.846889952153</text:p>
              </table:table-cell>
            </table:table-row>
            <table:table-row>
              <table:table-cell office:value-type="string">
                <text:p>28</text:p>
              </table:table-cell>
              <table:table-cell office:value-type="float" office:value="590.23">
                <text:p>590.23</text:p>
              </table:table-cell>
              <table:table-cell office:value-type="float" office:value="323.239234449761">
                <text:p>323.239234449761</text:p>
              </table:table-cell>
            </table:table-row>
            <table:table-row>
              <table:table-cell office:value-type="string">
                <text:p>29</text:p>
              </table:table-cell>
              <table:table-cell office:value-type="float" office:value="600.23">
                <text:p>600.23</text:p>
              </table:table-cell>
              <table:table-cell office:value-type="float" office:value="325.631578947369">
                <text:p>325.631578947369</text:p>
              </table:table-cell>
            </table:table-row>
            <table:table-row>
              <table:table-cell office:value-type="string">
                <text:p>30</text:p>
              </table:table-cell>
              <table:table-cell office:value-type="float" office:value="610.23">
                <text:p>610.23</text:p>
              </table:table-cell>
              <table:table-cell office:value-type="float" office:value="328.023923444976">
                <text:p>328.023923444976</text:p>
              </table:table-cell>
            </table:table-row>
            <table:table-row>
              <table:table-cell office:value-type="string">
                <text:p>31</text:p>
              </table:table-cell>
              <table:table-cell office:value-type="float" office:value="620.23">
                <text:p>620.23</text:p>
              </table:table-cell>
              <table:table-cell office:value-type="float" office:value="330.416267942584">
                <text:p>330.416267942584</text:p>
              </table:table-cell>
            </table:table-row>
            <table:table-row>
              <table:table-cell office:value-type="string">
                <text:p>32</text:p>
              </table:table-cell>
              <table:table-cell office:value-type="float" office:value="630.23">
                <text:p>630.23</text:p>
              </table:table-cell>
              <table:table-cell office:value-type="float" office:value="332.808612440192">
                <text:p>332.808612440192</text:p>
              </table:table-cell>
            </table:table-row>
            <table:table-row>
              <table:table-cell office:value-type="string">
                <text:p>33</text:p>
              </table:table-cell>
              <table:table-cell office:value-type="float" office:value="640.23">
                <text:p>640.23</text:p>
              </table:table-cell>
              <table:table-cell office:value-type="float" office:value="335.200956937799">
                <text:p>335.200956937799</text:p>
              </table:table-cell>
            </table:table-row>
            <table:table-row>
              <table:table-cell office:value-type="string">
                <text:p>34</text:p>
              </table:table-cell>
              <table:table-cell office:value-type="float" office:value="650.23">
                <text:p>650.23</text:p>
              </table:table-cell>
              <table:table-cell office:value-type="float" office:value="337.593301435407">
                <text:p>337.593301435407</text:p>
              </table:table-cell>
            </table:table-row>
            <table:table-row>
              <table:table-cell office:value-type="string">
                <text:p>35</text:p>
              </table:table-cell>
              <table:table-cell office:value-type="float" office:value="660.23">
                <text:p>660.23</text:p>
              </table:table-cell>
              <table:table-cell office:value-type="float" office:value="339.985645933015">
                <text:p>339.985645933015</text:p>
              </table:table-cell>
            </table:table-row>
            <table:table-row>
              <table:table-cell office:value-type="string">
                <text:p>36</text:p>
              </table:table-cell>
              <table:table-cell office:value-type="float" office:value="670.23">
                <text:p>670.23</text:p>
              </table:table-cell>
              <table:table-cell office:value-type="float" office:value="342.377990430622">
                <text:p>342.377990430622</text:p>
              </table:table-cell>
            </table:table-row>
            <table:table-row>
              <table:table-cell office:value-type="string">
                <text:p>37</text:p>
              </table:table-cell>
              <table:table-cell office:value-type="float" office:value="680.23">
                <text:p>680.23</text:p>
              </table:table-cell>
              <table:table-cell office:value-type="float" office:value="344.77033492823">
                <text:p>344.77033492823</text:p>
              </table:table-cell>
            </table:table-row>
            <table:table-row>
              <table:table-cell office:value-type="string">
                <text:p>38</text:p>
              </table:table-cell>
              <table:table-cell office:value-type="float" office:value="690.23">
                <text:p>690.23</text:p>
              </table:table-cell>
              <table:table-cell office:value-type="float" office:value="347.162679425838">
                <text:p>347.162679425838</text:p>
              </table:table-cell>
            </table:table-row>
            <table:table-row>
              <table:table-cell office:value-type="string">
                <text:p>39</text:p>
              </table:table-cell>
              <table:table-cell office:value-type="float" office:value="700.23">
                <text:p>700.23</text:p>
              </table:table-cell>
              <table:table-cell office:value-type="float" office:value="349.555023923445">
                <text:p>349.555023923445</text:p>
              </table:table-cell>
            </table:table-row>
            <table:table-row>
              <table:table-cell office:value-type="string">
                <text:p>40</text:p>
              </table:table-cell>
              <table:table-cell office:value-type="float" office:value="710.23">
                <text:p>710.23</text:p>
              </table:table-cell>
              <table:table-cell office:value-type="float" office:value="351.947368421053">
                <text:p>351.947368421053</text:p>
              </table:table-cell>
            </table:table-row>
            <table:table-row>
              <table:table-cell office:value-type="string">
                <text:p>41</text:p>
              </table:table-cell>
              <table:table-cell office:value-type="float" office:value="720.23">
                <text:p>720.23</text:p>
              </table:table-cell>
              <table:table-cell office:value-type="float" office:value="354.339712918661">
                <text:p>354.339712918661</text:p>
              </table:table-cell>
            </table:table-row>
            <table:table-row>
              <table:table-cell office:value-type="string">
                <text:p>42</text:p>
              </table:table-cell>
              <table:table-cell office:value-type="float" office:value="730.23">
                <text:p>730.23</text:p>
              </table:table-cell>
              <table:table-cell office:value-type="float" office:value="356.732057416268">
                <text:p>356.732057416268</text:p>
              </table:table-cell>
            </table:table-row>
            <table:table-row>
              <table:table-cell office:value-type="string">
                <text:p>43</text:p>
              </table:table-cell>
              <table:table-cell office:value-type="float" office:value="740.23">
                <text:p>740.23</text:p>
              </table:table-cell>
              <table:table-cell office:value-type="float" office:value="359.124401913876">
                <text:p>359.124401913876</text:p>
              </table:table-cell>
            </table:table-row>
            <table:table-row>
              <table:table-cell office:value-type="string">
                <text:p>44</text:p>
              </table:table-cell>
              <table:table-cell office:value-type="float" office:value="750.23">
                <text:p>750.23</text:p>
              </table:table-cell>
              <table:table-cell office:value-type="float" office:value="361.516746411484">
                <text:p>361.516746411484</text:p>
              </table:table-cell>
            </table:table-row>
            <table:table-row>
              <table:table-cell office:value-type="string">
                <text:p>45</text:p>
              </table:table-cell>
              <table:table-cell office:value-type="float" office:value="760.23">
                <text:p>760.23</text:p>
              </table:table-cell>
              <table:table-cell office:value-type="float" office:value="363.909090909091">
                <text:p>363.909090909091</text:p>
              </table:table-cell>
            </table:table-row>
            <table:table-row>
              <table:table-cell office:value-type="string">
                <text:p>46</text:p>
              </table:table-cell>
              <table:table-cell office:value-type="float" office:value="770.23">
                <text:p>770.23</text:p>
              </table:table-cell>
              <table:table-cell office:value-type="float" office:value="366.301435406699">
                <text:p>366.301435406699</text:p>
              </table:table-cell>
            </table:table-row>
            <table:table-row>
              <table:table-cell office:value-type="string">
                <text:p>47</text:p>
              </table:table-cell>
              <table:table-cell office:value-type="float" office:value="780.23">
                <text:p>780.23</text:p>
              </table:table-cell>
              <table:table-cell office:value-type="float" office:value="368.693779904307">
                <text:p>368.693779904307</text:p>
              </table:table-cell>
            </table:table-row>
            <table:table-row>
              <table:table-cell office:value-type="string">
                <text:p>48</text:p>
              </table:table-cell>
              <table:table-cell office:value-type="float" office:value="790.23">
                <text:p>790.23</text:p>
              </table:table-cell>
              <table:table-cell office:value-type="float" office:value="371.086124401914">
                <text:p>371.086124401914</text:p>
              </table:table-cell>
            </table:table-row>
            <table:table-row>
              <table:table-cell office:value-type="string">
                <text:p>49</text:p>
              </table:table-cell>
              <table:table-cell office:value-type="float" office:value="800.23">
                <text:p>800.23</text:p>
              </table:table-cell>
              <table:table-cell office:value-type="float" office:value="373">
                <text:p>373</text:p>
              </table:table-cell>
            </table:table-row>
            <table:table-row>
              <table:table-cell office:value-type="string">
                <text:p>50</text:p>
              </table:table-cell>
              <table:table-cell office:value-type="float" office:value="1000">
                <text:p>1000</text:p>
              </table:table-cell>
              <table:table-cell office:value-type="float" office:value="373">
                <text:p>3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